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 café
open thanks to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terribly sorry for asking you to help
out 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 that I
mixed up a cupful of water for a whole bottle,
and I drank so much that I couldn't hold it
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 wrong...
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i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capture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no ghost. It is a Nymph Crystal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